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1">In the past week: 30.25 miles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5-31T10:27:28.12</dc:date>
    <dc:creator>James  Lombardi</dc:creator>
    <meta:editing-duration>PT9M1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4" meta:paragraph-count="99" meta:word-count="1221" meta:character-count="6047"/>
  </office:meta>
</office:document-meta>
</file>